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ext-properties fo:color="#000000" style:font-name="Helvetica Neue" style:font-name-asian="Helvetica Neue" style:font-name-complex="Helvetica Neue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trong-scaling" table:style-name="ta1">
        <table:shapes>
          <draw:frame draw:z-index="1" draw:id="id0" draw:style-name="a0" draw:name="Chart 1" svg:x="1.19987in" svg:y="3.53216in" svg:width="4.20433in" svg:height="3.4830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6.05239in" svg:y="3.54905in" svg:width="4.20945in" svg:height="3.50394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matmul_transpose n=1500, Intel i7-4790+ht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p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Average wct</text:p>
          </table:table-cell>
          <table:table-cell office:value-type="string" table:style-name="ce3">
            <text:p>Speedup</text:p>
          </table:table-cell>
          <table:table-cell office:value-type="string" table:style-name="ce3">
            <text:p>Strong scaling efficiency</text:p>
          </table:table-cell>
          <table:table-cell table:number-columns-repeated="16375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.395031000000003" table:style-name="ce5">
            <text:p>37,395031</text:p>
          </table:table-cell>
          <table:table-cell office:value-type="float" office:value="37.385320999999998" table:style-name="ce5">
            <text:p>37,385321</text:p>
          </table:table-cell>
          <table:table-cell office:value-type="float" office:value="37.384478999999999" table:style-name="ce5">
            <text:p>37,384479</text:p>
          </table:table-cell>
          <table:table-cell office:value-type="float" office:value="37.392038999999997" table:style-name="ce5">
            <text:p>37,392039</text:p>
          </table:table-cell>
          <table:table-cell office:value-type="float" office:value="37.32038" table:style-name="ce5">
            <text:p>37,32038</text:p>
          </table:table-cell>
          <table:table-cell office:value-type="float" office:value="37.375450000000001" table:formula="of:=AVERAGE([.B3:.F3])" table:style-name="ce4">
            <text:p>37,38</text:p>
          </table:table-cell>
          <table:table-cell office:value-type="float" office:value="1" table:formula="of:=[.G$3]/[.G3]" table:style-name="ce4">
            <text:p>1,00</text:p>
          </table:table-cell>
          <table:table-cell office:value-type="float" office:value="1" table:formula="of:=[.H3]/[.A3]" table:style-name="ce4">
            <text:p>1,0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.692233999999999" table:style-name="ce5">
            <text:p>18,692234</text:p>
          </table:table-cell>
          <table:table-cell office:value-type="float" office:value="18.714452000000001" table:style-name="ce5">
            <text:p>18,714452</text:p>
          </table:table-cell>
          <table:table-cell office:value-type="float" office:value="18.706538999999999" table:style-name="ce5">
            <text:p>18,706539</text:p>
          </table:table-cell>
          <table:table-cell office:value-type="float" office:value="18.691890999999998" table:style-name="ce5">
            <text:p>18,691891</text:p>
          </table:table-cell>
          <table:table-cell office:value-type="float" office:value="19.111615" table:style-name="ce5">
            <text:p>19,111615</text:p>
          </table:table-cell>
          <table:table-cell office:value-type="float" office:value="18.7833462" table:formula="of:=AVERAGE([.B4:.F4])" table:style-name="ce4">
            <text:p>18,78</text:p>
          </table:table-cell>
          <table:table-cell office:value-type="float" office:value="1.9898185127418884" table:formula="of:=[.G$3]/[.G4]" table:style-name="ce4">
            <text:p>1,99</text:p>
          </table:table-cell>
          <table:table-cell office:value-type="float" office:value="0.99490925637094418" table:formula="of:=[.H4]/[.A4]" table:style-name="ce4">
            <text:p>0,99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.493406" table:style-name="ce5">
            <text:p>12,493406</text:p>
          </table:table-cell>
          <table:table-cell office:value-type="float" office:value="12.476584000000001" table:style-name="ce5">
            <text:p>12,476584</text:p>
          </table:table-cell>
          <table:table-cell office:value-type="float" office:value="12.482934" table:style-name="ce5">
            <text:p>12,482934</text:p>
          </table:table-cell>
          <table:table-cell office:value-type="float" office:value="12.474679" table:style-name="ce5">
            <text:p>12,474679</text:p>
          </table:table-cell>
          <table:table-cell office:value-type="float" office:value="13.241724" table:style-name="ce5">
            <text:p>13,241724</text:p>
          </table:table-cell>
          <table:table-cell office:value-type="float" office:value="12.633865400000001" table:formula="of:=AVERAGE([.B5:.F5])" table:style-name="ce4">
            <text:p>12,63</text:p>
          </table:table-cell>
          <table:table-cell office:value-type="float" office:value="2.9583542974899824" table:formula="of:=[.G$3]/[.G5]" table:style-name="ce4">
            <text:p>2,96</text:p>
          </table:table-cell>
          <table:table-cell office:value-type="float" office:value="0.98611809916332749" table:formula="of:=[.H5]/[.A5]" table:style-name="ce4">
            <text:p>0,99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.3719800000000006" table:style-name="ce5">
            <text:p>9,37198</text:p>
          </table:table-cell>
          <table:table-cell office:value-type="float" office:value="9.3620739999999998" table:style-name="ce5">
            <text:p>9,362074</text:p>
          </table:table-cell>
          <table:table-cell office:value-type="float" office:value="9.3616589999999995" table:style-name="ce5">
            <text:p>9,361659</text:p>
          </table:table-cell>
          <table:table-cell office:value-type="float" office:value="9.3755629999999996" table:style-name="ce5">
            <text:p>9,375563</text:p>
          </table:table-cell>
          <table:table-cell office:value-type="float" office:value="9.3710529999999999" table:style-name="ce5">
            <text:p>9,371053</text:p>
          </table:table-cell>
          <table:table-cell office:value-type="float" office:value="9.368465800000001" table:formula="of:=AVERAGE([.B6:.F6])" table:style-name="ce4">
            <text:p>9,37</text:p>
          </table:table-cell>
          <table:table-cell office:value-type="float" office:value="3.9894952703995563" table:formula="of:=[.G$3]/[.G6]" table:style-name="ce4">
            <text:p>3,99</text:p>
          </table:table-cell>
          <table:table-cell office:value-type="float" office:value="0.99737381759988908" table:formula="of:=[.H6]/[.A6]" table:style-name="ce4">
            <text:p>1,0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.503698" table:style-name="ce5">
            <text:p>7,503698</text:p>
          </table:table-cell>
          <table:table-cell office:value-type="float" office:value="7.7529620000000001" table:style-name="ce5">
            <text:p>7,752962</text:p>
          </table:table-cell>
          <table:table-cell office:value-type="float" office:value="7.620895" table:style-name="ce5">
            <text:p>7,620895</text:p>
          </table:table-cell>
          <table:table-cell office:value-type="float" office:value="8.4999990000000007" table:style-name="ce5">
            <text:p>8,499999</text:p>
          </table:table-cell>
          <table:table-cell office:value-type="float" office:value="7.624187" table:style-name="ce5">
            <text:p>7,624187</text:p>
          </table:table-cell>
          <table:table-cell office:value-type="float" office:value="7.8003482000000002" table:formula="of:=AVERAGE([.B7:.F7])" table:style-name="ce4">
            <text:p>7,80</text:p>
          </table:table-cell>
          <table:table-cell office:value-type="float" office:value="4.7915104610330088" table:formula="of:=[.G$3]/[.G7]" table:style-name="ce4">
            <text:p>4,79</text:p>
          </table:table-cell>
          <table:table-cell office:value-type="float" office:value="0.95830209220660179" table:formula="of:=[.H7]/[.A7]" table:style-name="ce4">
            <text:p>0,96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2673500000000004" table:style-name="ce5">
            <text:p>6,26735</text:p>
          </table:table-cell>
          <table:table-cell office:value-type="float" office:value="6.2610999999999999" table:style-name="ce5">
            <text:p>6,2611</text:p>
          </table:table-cell>
          <table:table-cell office:value-type="float" office:value="6.2626869999999997" table:style-name="ce5">
            <text:p>6,262687</text:p>
          </table:table-cell>
          <table:table-cell office:value-type="float" office:value="6.2601969999999998" table:style-name="ce5">
            <text:p>6,260197</text:p>
          </table:table-cell>
          <table:table-cell office:value-type="float" office:value="6.4312449999999997" table:style-name="ce5">
            <text:p>6,431245</text:p>
          </table:table-cell>
          <table:table-cell office:value-type="float" office:value="6.2965157999999999" table:formula="of:=AVERAGE([.B8:.F8])" table:style-name="ce4">
            <text:p>6,30</text:p>
          </table:table-cell>
          <table:table-cell office:value-type="float" office:value="5.9358939431232747" table:formula="of:=[.G$3]/[.G8]" table:style-name="ce4">
            <text:p>5,94</text:p>
          </table:table-cell>
          <table:table-cell office:value-type="float" office:value="0.98931565718721248" table:formula="of:=[.H8]/[.A8]" table:style-name="ce4">
            <text:p>0,99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.378425" table:style-name="ce5">
            <text:p>5,378425</text:p>
          </table:table-cell>
          <table:table-cell office:value-type="float" office:value="5.3779979999999998" table:style-name="ce5">
            <text:p>5,377998</text:p>
          </table:table-cell>
          <table:table-cell office:value-type="float" office:value="5.3752250000000004" table:style-name="ce5">
            <text:p>5,375225</text:p>
          </table:table-cell>
          <table:table-cell office:value-type="float" office:value="5.3784609999999997" table:style-name="ce5">
            <text:p>5,378461</text:p>
          </table:table-cell>
          <table:table-cell office:value-type="float" office:value="5.3799989999999998" table:style-name="ce5">
            <text:p>5,379999</text:p>
          </table:table-cell>
          <table:table-cell office:value-type="float" office:value="5.3780215999999994" table:formula="of:=AVERAGE([.B9:.F9])" table:style-name="ce4">
            <text:p>5,38</text:p>
          </table:table-cell>
          <table:table-cell office:value-type="float" office:value="6.9496652821178708" table:formula="of:=[.G$3]/[.G9]" table:style-name="ce4">
            <text:p>6,95</text:p>
          </table:table-cell>
          <table:table-cell office:value-type="float" office:value="0.99280932601683869" table:formula="of:=[.H9]/[.A9]" table:style-name="ce4">
            <text:p>0,99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7187989999999997" table:style-name="ce5">
            <text:p>4,718799</text:p>
          </table:table-cell>
          <table:table-cell office:value-type="float" office:value="4.8400489999999996" table:style-name="ce5">
            <text:p>4,840049</text:p>
          </table:table-cell>
          <table:table-cell office:value-type="float" office:value="4.7096460000000002" table:style-name="ce5">
            <text:p>4,709646</text:p>
          </table:table-cell>
          <table:table-cell office:value-type="float" office:value="4.7095729999999998" table:style-name="ce5">
            <text:p>4,709573</text:p>
          </table:table-cell>
          <table:table-cell office:value-type="float" office:value="4.7106329999999996" table:style-name="ce5">
            <text:p>4,710633</text:p>
          </table:table-cell>
          <table:table-cell office:value-type="float" office:value="4.7377399999999996" table:formula="of:=AVERAGE([.B10:.F10])" table:style-name="ce4">
            <text:p>4,74</text:p>
          </table:table-cell>
          <table:table-cell office:value-type="float" office:value="7.8888773972400354" table:formula="of:=[.G$3]/[.G10]" table:style-name="ce4">
            <text:p>7,89</text:p>
          </table:table-cell>
          <table:table-cell office:value-type="float" office:value="0.98610967465500443" table:formula="of:=[.H10]/[.A10]" table:style-name="ce4">
            <text:p>0,99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.2031840000000003" table:style-name="ce5">
            <text:p>4,203184</text:p>
          </table:table-cell>
          <table:table-cell office:value-type="float" office:value="4.198893" table:style-name="ce5">
            <text:p>4,198893</text:p>
          </table:table-cell>
          <table:table-cell office:value-type="float" office:value="4.3607779999999998" table:style-name="ce5">
            <text:p>4,360778</text:p>
          </table:table-cell>
          <table:table-cell office:value-type="float" office:value="4.6126139999999998" table:style-name="ce5">
            <text:p>4,612614</text:p>
          </table:table-cell>
          <table:table-cell office:value-type="float" office:value="4.1997200000000001" table:style-name="ce5">
            <text:p>4,19972</text:p>
          </table:table-cell>
          <table:table-cell office:value-type="float" office:value="4.3150377999999998" table:formula="of:=AVERAGE([.B11:.F11])" table:style-name="ce4">
            <text:p>4,32</text:p>
          </table:table-cell>
          <table:table-cell office:value-type="float" office:value="8.6616738328456826" table:formula="of:=[.G$3]/[.G11]" table:style-name="ce4">
            <text:p>8,66</text:p>
          </table:table-cell>
          <table:table-cell office:value-type="float" office:value="0.96240820364952029" table:formula="of:=[.H11]/[.A11]" table:style-name="ce4">
            <text:p>0,96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.0558310000000004" table:style-name="ce5">
            <text:p>4,055831</text:p>
          </table:table-cell>
          <table:table-cell office:value-type="float" office:value="3.8052540000000001" table:style-name="ce5">
            <text:p>3,805254</text:p>
          </table:table-cell>
          <table:table-cell office:value-type="float" office:value="3.7848950000000001" table:style-name="ce5">
            <text:p>3,784895</text:p>
          </table:table-cell>
          <table:table-cell office:value-type="float" office:value="3.7896990000000002" table:style-name="ce5">
            <text:p>3,789699</text:p>
          </table:table-cell>
          <table:table-cell office:value-type="float" office:value="3.8180510000000001" table:style-name="ce5">
            <text:p>3,818051</text:p>
          </table:table-cell>
          <table:table-cell office:value-type="float" office:value="3.850746" table:formula="of:=AVERAGE([.B12:.F12])" table:style-name="ce4">
            <text:p>3,85</text:p>
          </table:table-cell>
          <table:table-cell office:value-type="float" office:value="9.7060283903430662" table:formula="of:=[.G$3]/[.G12]" table:style-name="ce4">
            <text:p>9,71</text:p>
          </table:table-cell>
          <table:table-cell office:value-type="float" office:value="0.97060283903430666" table:formula="of:=[.H12]/[.A12]" table:style-name="ce4">
            <text:p>0,97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.560146" table:style-name="ce5">
            <text:p>3,560146</text:p>
          </table:table-cell>
          <table:table-cell office:value-type="float" office:value="3.668053" table:style-name="ce5">
            <text:p>3,668053</text:p>
          </table:table-cell>
          <table:table-cell office:value-type="float" office:value="3.5049860000000002" table:style-name="ce5">
            <text:p>3,504986</text:p>
          </table:table-cell>
          <table:table-cell office:value-type="float" office:value="3.4716309999999999" table:style-name="ce5">
            <text:p>3,471631</text:p>
          </table:table-cell>
          <table:table-cell office:value-type="float" office:value="3.5003600000000001" table:style-name="ce5">
            <text:p>3,50036</text:p>
          </table:table-cell>
          <table:table-cell office:value-type="float" office:value="3.5410352000000005" table:formula="of:=AVERAGE([.B13:.F13])" table:style-name="ce4">
            <text:p>3,54</text:p>
          </table:table-cell>
          <table:table-cell office:value-type="float" office:value="10.55495014565232" table:formula="of:=[.G$3]/[.G13]" table:style-name="ce4">
            <text:p>10,55</text:p>
          </table:table-cell>
          <table:table-cell office:value-type="float" office:value="0.95954092233202914" table:formula="of:=[.H13]/[.A13]" table:style-name="ce4">
            <text:p>0,96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5" table:style-name="ce5"/>
          <table:table-cell table:number-columns-repeated="3" table:style-name="ce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<text:s/></text:p>
          </table:table-cell>
          <table:table-cell table:number-columns-repeated="1637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table:style-name="ce1">
            <text:p><text:s/></text:p>
          </table:table-cell>
          <table:table-cell table:number-columns-repeated="16372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11"/>
          <table:table-cell table:number-columns-repeated="12" table:style-name="ce1"/>
          <table:table-cell office:value-type="string" table:style-name="ce1">
            <text:p><text:s/></text:p>
          </table:table-cell>
          <table:table-cell table:number-columns-repeated="1636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9"/>
          <table:table-cell office:value-type="string" table:style-name="ce1">
            <text:p><text:s text:c="3"/></text:p>
          </table:table-cell>
          <table:table-cell table:number-columns-repeated="16364"/>
        </table:table-row>
        <table:table-row table:number-rows-repeated="1048540" table:style-name="ro1">
          <table:table-cell table:number-columns-repeated="16384"/>
        </table:table-row>
      </table:table>
      <table:table table:name="weak-scaling" table:style-name="ta1">
        <table:shapes>
          <draw:frame draw:z-index="1" draw:id="id2" draw:style-name="a2" draw:name="Chart 1" svg:x="3.34007in" svg:y="4.26181in" svg:width="4.37205in" svg:height="3.5405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matmul_transpose n0=1024, Intel i7-4790+ht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p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Average wct</text:p>
          </table:table-cell>
          <table:table-cell office:value-type="string" table:style-name="ce3">
            <text:p>Weak scaling efficiency</text:p>
          </table:table-cell>
          <table:table-cell table:number-columns-repeated="16376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.395031000000003" table:style-name="ce5">
            <text:p>37,395031</text:p>
          </table:table-cell>
          <table:table-cell office:value-type="float" office:value="37.385320999999998" table:style-name="ce5">
            <text:p>37,385321</text:p>
          </table:table-cell>
          <table:table-cell office:value-type="float" office:value="37.384478999999999" table:style-name="ce5">
            <text:p>37,384479</text:p>
          </table:table-cell>
          <table:table-cell office:value-type="float" office:value="37.392038999999997" table:style-name="ce5">
            <text:p>37,392039</text:p>
          </table:table-cell>
          <table:table-cell office:value-type="float" office:value="37.32038" table:style-name="ce5">
            <text:p>37,32038</text:p>
          </table:table-cell>
          <table:table-cell office:value-type="float" office:value="37.375450000000001" table:formula="of:=AVERAGE([.B3:.F3])" table:style-name="ce4">
            <text:p>37,38</text:p>
          </table:table-cell>
          <table:table-cell office:value-type="float" office:value="1" table:formula="of:=[.G$3]/[.G3]" table:style-name="ce4">
            <text:p>1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.692233999999999" table:style-name="ce5">
            <text:p>18,692234</text:p>
          </table:table-cell>
          <table:table-cell office:value-type="float" office:value="18.714452000000001" table:style-name="ce5">
            <text:p>18,714452</text:p>
          </table:table-cell>
          <table:table-cell office:value-type="float" office:value="18.706538999999999" table:style-name="ce5">
            <text:p>18,706539</text:p>
          </table:table-cell>
          <table:table-cell office:value-type="float" office:value="18.691890999999998" table:style-name="ce5">
            <text:p>18,691891</text:p>
          </table:table-cell>
          <table:table-cell office:value-type="float" office:value="19.111615" table:style-name="ce5">
            <text:p>19,111615</text:p>
          </table:table-cell>
          <table:table-cell office:value-type="float" office:value="18.7833462" table:formula="of:=AVERAGE([.B4:.F4])" table:style-name="ce4">
            <text:p>18,78</text:p>
          </table:table-cell>
          <table:table-cell office:value-type="float" office:value="1.9898185127418884" table:formula="of:=[.G$3]/[.G4]" table:style-name="ce4">
            <text:p>1,9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.493406" table:style-name="ce5">
            <text:p>12,493406</text:p>
          </table:table-cell>
          <table:table-cell office:value-type="float" office:value="12.476584000000001" table:style-name="ce5">
            <text:p>12,476584</text:p>
          </table:table-cell>
          <table:table-cell office:value-type="float" office:value="12.482934" table:style-name="ce5">
            <text:p>12,482934</text:p>
          </table:table-cell>
          <table:table-cell office:value-type="float" office:value="12.474679" table:style-name="ce5">
            <text:p>12,474679</text:p>
          </table:table-cell>
          <table:table-cell office:value-type="float" office:value="13.241724" table:style-name="ce5">
            <text:p>13,241724</text:p>
          </table:table-cell>
          <table:table-cell office:value-type="float" office:value="12.633865400000001" table:formula="of:=AVERAGE([.B5:.F5])" table:style-name="ce4">
            <text:p>12,63</text:p>
          </table:table-cell>
          <table:table-cell office:value-type="float" office:value="2.9583542974899824" table:formula="of:=[.G$3]/[.G5]" table:style-name="ce4">
            <text:p>2,96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.3719800000000006" table:style-name="ce5">
            <text:p>9,37198</text:p>
          </table:table-cell>
          <table:table-cell office:value-type="float" office:value="9.3620739999999998" table:style-name="ce5">
            <text:p>9,362074</text:p>
          </table:table-cell>
          <table:table-cell office:value-type="float" office:value="9.3616589999999995" table:style-name="ce5">
            <text:p>9,361659</text:p>
          </table:table-cell>
          <table:table-cell office:value-type="float" office:value="9.3755629999999996" table:style-name="ce5">
            <text:p>9,375563</text:p>
          </table:table-cell>
          <table:table-cell office:value-type="float" office:value="9.3710529999999999" table:style-name="ce5">
            <text:p>9,371053</text:p>
          </table:table-cell>
          <table:table-cell office:value-type="float" office:value="9.368465800000001" table:formula="of:=AVERAGE([.B6:.F6])" table:style-name="ce4">
            <text:p>9,37</text:p>
          </table:table-cell>
          <table:table-cell office:value-type="float" office:value="3.9894952703995563" table:formula="of:=[.G$3]/[.G6]" table:style-name="ce4">
            <text:p>3,99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.503698" table:style-name="ce5">
            <text:p>7,503698</text:p>
          </table:table-cell>
          <table:table-cell office:value-type="float" office:value="7.7529620000000001" table:style-name="ce5">
            <text:p>7,752962</text:p>
          </table:table-cell>
          <table:table-cell office:value-type="float" office:value="7.620895" table:style-name="ce5">
            <text:p>7,620895</text:p>
          </table:table-cell>
          <table:table-cell office:value-type="float" office:value="8.4999990000000007" table:style-name="ce5">
            <text:p>8,499999</text:p>
          </table:table-cell>
          <table:table-cell office:value-type="float" office:value="7.624187" table:style-name="ce5">
            <text:p>7,624187</text:p>
          </table:table-cell>
          <table:table-cell office:value-type="float" office:value="7.8003482000000002" table:formula="of:=AVERAGE([.B7:.F7])" table:style-name="ce4">
            <text:p>7,80</text:p>
          </table:table-cell>
          <table:table-cell office:value-type="float" office:value="4.7915104610330088" table:formula="of:=[.G$3]/[.G7]" table:style-name="ce4">
            <text:p>4,79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2673500000000004" table:style-name="ce5">
            <text:p>6,26735</text:p>
          </table:table-cell>
          <table:table-cell office:value-type="float" office:value="6.2610999999999999" table:style-name="ce5">
            <text:p>6,2611</text:p>
          </table:table-cell>
          <table:table-cell office:value-type="float" office:value="6.2626869999999997" table:style-name="ce5">
            <text:p>6,262687</text:p>
          </table:table-cell>
          <table:table-cell office:value-type="float" office:value="6.2601969999999998" table:style-name="ce5">
            <text:p>6,260197</text:p>
          </table:table-cell>
          <table:table-cell office:value-type="float" office:value="6.4312449999999997" table:style-name="ce5">
            <text:p>6,431245</text:p>
          </table:table-cell>
          <table:table-cell office:value-type="float" office:value="6.2965157999999999" table:formula="of:=AVERAGE([.B8:.F8])" table:style-name="ce4">
            <text:p>6,30</text:p>
          </table:table-cell>
          <table:table-cell office:value-type="float" office:value="5.9358939431232747" table:formula="of:=[.G$3]/[.G8]" table:style-name="ce4">
            <text:p>5,94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.378425" table:style-name="ce5">
            <text:p>5,378425</text:p>
          </table:table-cell>
          <table:table-cell office:value-type="float" office:value="5.3779979999999998" table:style-name="ce5">
            <text:p>5,377998</text:p>
          </table:table-cell>
          <table:table-cell office:value-type="float" office:value="5.3752250000000004" table:style-name="ce5">
            <text:p>5,375225</text:p>
          </table:table-cell>
          <table:table-cell office:value-type="float" office:value="5.3784609999999997" table:style-name="ce5">
            <text:p>5,378461</text:p>
          </table:table-cell>
          <table:table-cell office:value-type="float" office:value="5.3799989999999998" table:style-name="ce5">
            <text:p>5,379999</text:p>
          </table:table-cell>
          <table:table-cell office:value-type="float" office:value="5.3780215999999994" table:formula="of:=AVERAGE([.B9:.F9])" table:style-name="ce4">
            <text:p>5,38</text:p>
          </table:table-cell>
          <table:table-cell office:value-type="float" office:value="6.9496652821178708" table:formula="of:=[.G$3]/[.G9]" table:style-name="ce4">
            <text:p>6,95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7187989999999997" table:style-name="ce5">
            <text:p>4,718799</text:p>
          </table:table-cell>
          <table:table-cell office:value-type="float" office:value="4.8400489999999996" table:style-name="ce5">
            <text:p>4,840049</text:p>
          </table:table-cell>
          <table:table-cell office:value-type="float" office:value="4.7096460000000002" table:style-name="ce5">
            <text:p>4,709646</text:p>
          </table:table-cell>
          <table:table-cell office:value-type="float" office:value="4.7095729999999998" table:style-name="ce5">
            <text:p>4,709573</text:p>
          </table:table-cell>
          <table:table-cell office:value-type="float" office:value="4.7106329999999996" table:style-name="ce5">
            <text:p>4,710633</text:p>
          </table:table-cell>
          <table:table-cell office:value-type="float" office:value="4.7377399999999996" table:formula="of:=AVERAGE([.B10:.F10])" table:style-name="ce4">
            <text:p>4,74</text:p>
          </table:table-cell>
          <table:table-cell office:value-type="float" office:value="7.8888773972400354" table:formula="of:=[.G$3]/[.G10]" table:style-name="ce4">
            <text:p>7,89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.2031840000000003" table:style-name="ce5">
            <text:p>4,203184</text:p>
          </table:table-cell>
          <table:table-cell office:value-type="float" office:value="4.198893" table:style-name="ce5">
            <text:p>4,198893</text:p>
          </table:table-cell>
          <table:table-cell office:value-type="float" office:value="4.3607779999999998" table:style-name="ce5">
            <text:p>4,360778</text:p>
          </table:table-cell>
          <table:table-cell office:value-type="float" office:value="4.6126139999999998" table:style-name="ce5">
            <text:p>4,612614</text:p>
          </table:table-cell>
          <table:table-cell office:value-type="float" office:value="4.1997200000000001" table:style-name="ce5">
            <text:p>4,19972</text:p>
          </table:table-cell>
          <table:table-cell office:value-type="float" office:value="4.3150377999999998" table:formula="of:=AVERAGE([.B11:.F11])" table:style-name="ce4">
            <text:p>4,32</text:p>
          </table:table-cell>
          <table:table-cell office:value-type="float" office:value="8.6616738328456826" table:formula="of:=[.G$3]/[.G11]" table:style-name="ce4">
            <text:p>8,66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.0558310000000004" table:style-name="ce5">
            <text:p>4,055831</text:p>
          </table:table-cell>
          <table:table-cell office:value-type="float" office:value="3.8052540000000001" table:style-name="ce5">
            <text:p>3,805254</text:p>
          </table:table-cell>
          <table:table-cell office:value-type="float" office:value="3.7848950000000001" table:style-name="ce5">
            <text:p>3,784895</text:p>
          </table:table-cell>
          <table:table-cell office:value-type="float" office:value="3.7896990000000002" table:style-name="ce5">
            <text:p>3,789699</text:p>
          </table:table-cell>
          <table:table-cell office:value-type="float" office:value="3.8180510000000001" table:style-name="ce5">
            <text:p>3,818051</text:p>
          </table:table-cell>
          <table:table-cell office:value-type="float" office:value="3.850746" table:formula="of:=AVERAGE([.B12:.F12])" table:style-name="ce4">
            <text:p>3,85</text:p>
          </table:table-cell>
          <table:table-cell office:value-type="float" office:value="9.7060283903430662" table:formula="of:=[.G$3]/[.G12]" table:style-name="ce4">
            <text:p>9,7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.560146" table:style-name="ce5">
            <text:p>3,560146</text:p>
          </table:table-cell>
          <table:table-cell office:value-type="float" office:value="3.668053" table:style-name="ce5">
            <text:p>3,668053</text:p>
          </table:table-cell>
          <table:table-cell office:value-type="float" office:value="3.5049860000000002" table:style-name="ce5">
            <text:p>3,504986</text:p>
          </table:table-cell>
          <table:table-cell office:value-type="float" office:value="3.4716309999999999" table:style-name="ce5">
            <text:p>3,471631</text:p>
          </table:table-cell>
          <table:table-cell office:value-type="float" office:value="3.5003600000000001" table:style-name="ce5">
            <text:p>3,50036</text:p>
          </table:table-cell>
          <table:table-cell office:value-type="float" office:value="3.5410352000000005" table:formula="of:=AVERAGE([.B13:.F13])" table:style-name="ce4">
            <text:p>3,54</text:p>
          </table:table-cell>
          <table:table-cell office:value-type="float" office:value="10.55495014565232" table:formula="of:=[.G$3]/[.G13]" table:style-name="ce4">
            <text:p>10,55</text:p>
          </table:table-cell>
          <table:table-cell table:number-columns-repeated="16376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Helvetica Neue" svg:font-family="&quot;Helvetica Neue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5</meta:generator>
    <meta:initial-creator>Moreno Marzolla</meta:initial-creator>
    <dc:creator>Microsoft Office User</dc:creator>
    <meta:creation-date>2017-03-04T20:02:04Z</meta:creation-date>
    <dc:date>2023-02-10T17:42:45Z</dc:date>
    <meta:editing-cycles>20</meta:editing-cycles>
    <meta:editing-duration>PT256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0.7811023622047pt" svg:width="302.711811023622pt" chart:style-name="Crt0">
        <chart:title chart:style-name="CT00">
          <text:p text:style-name="a0" text:class-names="" text:cond-style-name="">Speedup</text:p>
        </chart:title>
        <chart:legend svg:x="169.2975590551181pt" svg:y="163.4272440944882pt" chart:style-name="Lgnd"/>
        <chart:plot-area svg:x="21.17283464566929pt" svg:y="25.90574803149606pt" svg:width="267.3387401574803pt" svg:height="203.986377952756pt" chart:style-name="Plt0">
          <chart:axis chart:dimension="y" chart:name="primary-y" chart:style-name="Axs0">
            <chart:title chart:style-name="AT00">
              <text:p text:style-name="a1" text:class-names="" text:cond-style-name="">Speedu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</chart:axis>
          <chart:series chart:label-cell-address="strong-scaling.$A$2" chart:values-cell-range-address="strong-scaling.$A$3:.$A$13" chart:class="chart:line" chart:attached-axis="primary-y" chart:style-name="G0S0">
            <chart:data-point chart:repeated="11"/>
          </chart:series>
          <chart:series chart:label-cell-address="strong-scaling.$H$2" chart:values-cell-range-address="strong-scaling.$H$3:.$H$13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6205in" draw:distance="0.06205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2.2834645669291pt" svg:width="303.0803149606299pt" chart:style-name="Crt0">
        <chart:title chart:style-name="CT00">
          <text:p text:style-name="a0" text:class-names="" text:cond-style-name="">Strong scaling efficiency</text:p>
        </chart:title>
        <chart:legend svg:x="207.2499212598425pt" svg:y="184.0044881889764pt" chart:style-name="Lgnd"/>
        <chart:plot-area svg:x="23.89385826771653pt" svg:y="26.5859842519685pt" svg:width="272.9225196850394pt" svg:height="201.2088976377953pt" chart:style-name="Plt0">
          <chart:axis chart:dimension="y" chart:name="primary-y" chart:style-name="Axs0">
            <chart:title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</chart:axis>
          <chart:series chart:label-cell-address="strong-scaling.$I$2" chart:values-cell-range-address="strong-scaling.$I$3:.$I$13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9196850393701pt" svg:width="314.7874015748031pt" chart:style-name="Crt0">
        <chart:title chart:style-name="CT00">
          <text:p text:style-name="a0" text:class-names="" text:cond-style-name="">Weak scaling efficiency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</chart:axis>
          <chart:series chart:label-cell-address="weak-scaling.$H$2" chart:values-cell-range-address="weak-scaling.$H$3:.$H$13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